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303a9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303a9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220225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weight="bold" officeooo:paragraph-rsid="002303a9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officeooo:rsid="00212e86"/>
    </style:style>
    <style:style style:name="T4" style:family="text">
      <style:text-properties officeooo:rsid="00220225"/>
    </style:style>
    <style:style style:name="T5" style:family="text">
      <style:text-properties officeooo:rsid="002303a9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2">2 - a <text:s text:c="5"/>22 - b <text:s text:c="4"/>222 – c <text:s text:c="3"/>3 - d <text:s text:c="5"/>33 - e <text:s text:c="4"/>333 - f</text:p>
      <text:p text:style-name="P2">4 - g <text:s text:c="5"/>44 - h <text:s text:c="4"/>444 – I <text:s text:c="3"/>5 - j <text:s text:c="5"/>55 - k <text:s text:c="4"/>555 - l</text:p>
      <text:p text:style-name="P2">6 - m <text:s text:c="5"/>66 - n <text:s text:c="4"/>666 – o <text:s text:c="3"/>7 - p <text:s text:c="5"/>77 - q <text:s text:c="4"/>777 - r <text:s text:c="3"/>7777 - s</text:p>
      <text:p text:style-name="P2">8 - t <text:s text:c="5"/>88 - u <text:s text:c="4"/>888 – v <text:s text:c="3"/>9 - w <text:s text:c="5"/>99 - x <text:s text:c="4"/>999 - y <text:s text:c="3"/>9999 – z</text:p>
      <text:p text:style-name="P5"/>
      <text:p text:style-name="P6"><text:span text:style-name="T4">(</text:span>.<text:span text:style-name="T3">a shortcut key search) <text:s/>(</text:span>.<text:span text:style-name="T3">e runtime | log | stack) <text:s/>(</text:span>.<text:span text:style-name="T3">f msg)</text:span></text:p>
      <text:p text:style-name="P6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6"><text:span text:style-name="T5">(.s cmd) <text:s text:c="17"/>(</text:span>.<text:span text:style-name="T3">p c | t +#num msg)</text:span></text:p>
      <text:p text:style-name="P6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6"/>
      <text:p text:style-name="P6"/>
      <text:p text:style-name="P6"/>
      <text:p text:style-name="P6"/>
      <text:p text:style-name="P4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4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7"/>
      <text:p text:style-name="P7"><text:span text:style-name="T4">(</text:span>.<text:span text:style-name="T3">a shortcut key search) <text:s/>(</text:span>.<text:span text:style-name="T3">e runtime | log | stack) <text:s/>(</text:span>.<text:span text:style-name="T3">f msg)</text:span></text:p>
      <text:p text:style-name="P7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7"><text:span text:style-name="T5">(.s cmd) <text:s text:c="17"/>(</text:span>.<text:span text:style-name="T3">p c | t +#num msg)</text:span></text:p>
      <text:p text:style-name="P7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4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4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7"/>
      <text:p text:style-name="P7"><text:span text:style-name="T4">(</text:span>.<text:span text:style-name="T3">a shortcut key search) <text:s/>(</text:span>.<text:span text:style-name="T3">e runtime | log | stack) <text:s/>(</text:span>.<text:span text:style-name="T3">f msg)</text:span></text:p>
      <text:p text:style-name="P7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7"><text:span text:style-name="T5">(.s cmd) <text:s text:c="17"/>(</text:span>.<text:span text:style-name="T3">p c | t +#num msg)</text:span></text:p>
      <text:p text:style-name="P7"><text:span text:style-name="T5">(</text:span>.<text:span text:style-name="T3">tg skip# count#) <text:s text:c="7"/>(</text:span>.<text:span text:style-name="T3">tp msg <text:s/></text:span>.<text:span text:style-name="T3">w query)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4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4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7"/>
      <text:p text:style-name="P7"><text:span text:style-name="T4">(</text:span>.<text:span text:style-name="T3">a shortcut key search) <text:s/>(</text:span>.<text:span text:style-name="T3">e runtime | log | stack) <text:s/>(</text:span>.<text:span text:style-name="T3">f msg)</text:span></text:p>
      <text:p text:style-name="P7"><text:span text:style-name="T5">(</text:span>.<text:span text:style-name="T3">il box skip# count#) <text:s text:c="3"/>(.ir box read#) <text:s text:c="12"/>(</text:span>.<text:span text:style-name="T3">m </text:span><text:a xlink:type="simple" xlink:href="mailto:addr@dom.tld" text:style-name="Internet_20_link" text:visited-style-name="Visited_20_Internet_20_Link"><text:span text:style-name="T3">addr@dom.tld</text:span></text:a><text:span text:style-name="T3"> “subj” body)</text:span></text:p>
      <text:p text:style-name="P7"><text:span text:style-name="T5">(.s cmd) <text:s text:c="17"/>(</text:span>.<text:span text:style-name="T3">p c | t +#num msg)</text:span></text:p>
      <text:p text:style-name="P7"><text:span text:style-name="T5">(</text:span>.<text:span text:style-name="T3">tg skip# count#) <text:s text:c="7"/>(</text:span>.<text:span text:style-name="T3">tp msg <text:s/></text:span>.<text:span text:style-name="T3">w quer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3-29T15:45:20.196394246</dc:date>
    <meta:editing-duration>PT2M9S</meta:editing-duration>
    <meta:editing-cycles>2</meta:editing-cycles>
    <meta:generator>LibreOffice/5.2.3.3$Linux_X86_64 LibreOffice_project/20m0$Build-3</meta:generator>
    <meta:document-statistic meta:table-count="0" meta:image-count="0" meta:object-count="0" meta:page-count="1" meta:paragraph-count="40" meta:word-count="920" meta:character-count="3516" meta:non-whitespace-character-count="1896"/>
  </office:meta>
</office:document-meta>
</file>